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monospace" svg:font-family="monospace, Courier"/>
    <style:font-face style:name="sans-serif" svg:font-family="sans-serif"/>
    <style:font-face style:name="Courier New" svg:font-family="'Courier New'" style:font-family-generic="modern" style:font-pitch="fixed"/>
    <style:font-face style:name="Courier New1" svg:font-family="'Courier New'" style:font-adornments="Normalny" style:font-family-generic="modern" style:font-pitch="fixed"/>
    <style:font-face style:name="NSimSun" svg:font-family="NSimSun" style:font-family-generic="modern" style:font-pitch="fixed"/>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plex="Times New Roman1"/>
    </style:style>
    <style:style style:name="P2" style:family="paragraph" style:parent-style-name="Standard">
      <style:paragraph-properties fo:text-align="end" style:justify-single-word="false"/>
    </style:style>
    <style:style style:name="P3" style:family="paragraph" style:parent-style-name="Standard">
      <style:text-properties style:font-size-complex="12pt"/>
    </style:style>
    <style:style style:name="P4" style:family="paragraph" style:parent-style-name="Standard">
      <style:text-properties fo:font-weight="bold" style:font-weight-asian="bold" style:font-size-complex="12pt"/>
    </style:style>
    <style:style style:name="P5" style:family="paragraph" style:parent-style-name="Standard">
      <style:paragraph-properties fo:margin-left="0cm" fo:margin-right="0cm" fo:text-indent="1.249cm" style:auto-text-indent="false"/>
    </style:style>
    <style:style style:name="P6" style:family="paragraph" style:parent-style-name="Standard">
      <style:paragraph-properties fo:margin-left="0cm" fo:margin-right="0cm" fo:text-indent="1.249cm" style:auto-text-indent="false"/>
      <style:text-properties style:font-name-complex="Times New Roman1"/>
    </style:style>
    <style:style style:name="P7" style:family="paragraph" style:parent-style-name="Standard">
      <style:paragraph-properties fo:margin-left="0cm" fo:margin-right="0cm" fo:text-indent="1.249cm" style:auto-text-indent="false"/>
      <style:text-properties style:font-name-complex="Times New Roman1" style:font-size-complex="12pt"/>
    </style:style>
    <style:style style:name="P8" style:family="paragraph" style:parent-style-name="Heading_20_1">
      <style:paragraph-properties fo:break-before="page"/>
    </style:style>
    <style:style style:name="P9" style:family="paragraph" style:parent-style-name="Quote">
      <style:paragraph-properties fo:text-align="center" style:justify-single-word="false"/>
    </style:style>
    <style:style style:name="P10" style:family="paragraph" style:parent-style-name="Standard">
      <style:paragraph-properties fo:margin-left="1.249cm" fo:margin-right="0cm" fo:text-indent="0cm" style:auto-text-indent="false"/>
      <style:text-properties style:font-size-complex="12pt"/>
    </style:style>
    <style:style style:name="P11" style:family="paragraph" style:parent-style-name="Heading_20_2">
      <style:text-properties fo:font-size="13pt" fo:font-weight="normal" style:font-size-asian="13pt" style:font-weight-asian="normal" style:font-size-complex="13pt" style:font-weight-complex="normal"/>
    </style:style>
    <style:style style:name="P12" style:family="paragraph" style:parent-style-name="Text_20_body">
      <style:text-properties fo:font-size="13pt" style:font-size-asian="13pt" style:font-size-complex="13pt"/>
    </style:style>
    <style:style style:name="P13" style:family="paragraph" style:parent-style-name="Text_20_body">
      <style:text-properties fo:font-size="12pt" style:font-size-asian="12pt" style:font-size-complex="12pt"/>
    </style:style>
    <style:style style:name="P14" style:family="paragraph" style:parent-style-name="List_20_Paragraph" style:list-style-name="WWNum5"/>
    <style:style style:name="P15" style:family="paragraph" style:parent-style-name="List_20_Paragraph" style:list-style-name="WWNum6"/>
    <style:style style:name="P16" style:family="paragraph" style:parent-style-name="List_20_Paragraph" style:list-style-name="WWNum7"/>
    <style:style style:name="P17" style:family="paragraph" style:parent-style-name="List_20_Paragraph" style:list-style-name="WWNum8"/>
    <style:style style:name="P18" style:family="paragraph" style:parent-style-name="List_20_Paragraph" style:list-style-name="WWNum8">
      <style:text-properties fo:font-weight="bold" style:font-weight-asian="bold" style:font-size-complex="12pt"/>
    </style:style>
    <style:style style:name="P19" style:family="paragraph" style:parent-style-name="Standard" style:list-style-name="L1"/>
    <style:style style:name="P20" style:family="paragraph" style:parent-style-name="Standard" style:list-style-name="L2"/>
    <style:style style:name="P21" style:family="paragraph" style:parent-style-name="Title" style:master-page-name="Standard">
      <style:paragraph-properties style:page-number="auto"/>
    </style:style>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fo:font-style="italic" style:font-style-asian="italic" style:font-name-complex="Times New Roman1"/>
    </style:style>
    <style:style style:name="T4" style:family="text">
      <style:text-properties style:text-underline-style="none"/>
    </style:style>
    <style:style style:name="T5" style:family="text">
      <style:text-properties fo:font-weight="bold" style:font-weight-asian="bold" style:font-name-complex="Times New Roman1"/>
    </style:style>
    <style:style style:name="T6" style:family="text">
      <style:text-properties fo:font-weight="bold" style:font-weight-asian="bold" style:font-size-complex="12pt"/>
    </style:style>
    <style:style style:name="T7" style:family="text">
      <style:text-properties fo:font-weight="bold" style:font-weight-asian="bold" style:font-weight-complex="bold"/>
    </style:style>
    <style:style style:name="T8" style:family="text">
      <style:text-properties style:font-size-complex="12pt"/>
    </style:style>
    <style:style style:name="T9" style:family="text">
      <style:text-properties fo:font-size="13pt" fo:font-weight="normal"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ozdział X</text:p>
      <text:p text:style-name="Title">Wzorce projektowe</text:p>
      <text:h text:style-name="Heading_20_1" text:outline-level="1">X.1. Definicja wzorca projektowego</text:h>
      <text:p text:style-name="P6">W inżynierii oprogramowania w przypadku natknięcią się w projekcie na problem projektowy często stosowaną praktyką jest zastosowanie wzorca. Wzorce projektowe (ang. Design pattern) są to uniwersalne i sprawdzone rozwiązania powszechnie występujących, powtarzalnych problemów. Nie są to gotowe implementacje które można wdrożyć i bezpośrednio przełożyć na kod. Są to jedynie opisowe propozycje sposobów w jaki można rozwiązać dany problem projektowy.</text:p>
      <text:p text:style-name="P6">Aplikacje które wykorzystują te wzorce w sposób przemyślany mają większą skalowalność, są łatwiejsze w utrzymaniu, a proces ich tworzenia jest uporządkowany i krótszy.</text:p>
      <text:p text:style-name="P6"/>
      <text:p text:style-name="P6">Koncepcje wzorców projektowych przypisuje się austrackiemu architektowi Christopherowi Alexandra. Zostały one zaproponowane w 1987 roku jako rozwiązanie architektoniczne, nie powiązane w żaden sposób z wytwarzaniem oprogramowania, jednak nigdy się to nie przyjeło. </text:p>
      <text:p text:style-name="P5"><text:span text:style-name="T1">Mimo swojej porażki jako narzędzie dla architektów, sama konce</text:span><text:bookmark text:name="_GoBack"/><text:span text:style-name="T1">pcja została zaadaptowana w inżynierii oprogramowania przez Kenta Becka w 1987 roku.</text:span></text:p>
      <text:p text:style-name="P5"><text:span text:style-name="T1">Wzorce projektowe jako praktyka została spopularyzowana dopiero w 1995 roku przez pracowników naukowych znanych jako „Gang czterech” </text:span><text:span text:style-name="T3">(ang. „Gang of Four”)</text:span><text:span text:style-name="T1"> dzięki książce pt. </text:span><text:span text:style-name="Book_20_Title">„Inżynieria oprogramowania: Wzorce projektowe”</text:span><text:span text:style-name="T1"> </text:span><text:span text:style-name="T3">(ang. „Design Patterns”)</text:span><text:span text:style-name="T1">.</text:span></text:p>
      <text:p text:style-name="P6"/>
      <text:p text:style-name="P6"/>
      <text:p text:style-name="P9">„Każdy wzorzec opisuje problem, który ciągle na nowo pojawia się w naszym otoczeniu i opisuje rdzeń jego rozwiązania w taki sposób, że można go używać milion razy i nigdy w ten sam sposób.”</text:p>
      <text:p text:style-name="P2"><text:span text:style-name="Subtle_20_Reference"><text:span text:style-name="T4">- </text:span></text:span><text:span text:style-name="Subtle_20_Reference">Christopher Alexander</text:span></text:p>
      <text:p text:style-name="P1"/>
      <text:p text:style-name="P6">Projektowanie oprogramowania wymaga od programisty rozważenia wielu czynników specyficznych dla projektu oraz problemów projektowych z nim związanych które mogą nie być widoczne w początkowych etapach. Projektant już na początkowym etapie powinien być w stanie przewidzieć je i określić jakie wzorce powinny być wdrożone. Jest to niezwykle ważne ponieważ, zła architektura aplikacji jest w stanie przekreślić szanse projektu na powodzenie.</text:p>
      <text:p text:style-name="P6">Na każdy wzorzec składają się cztery nieodłączne elementy:</text:p>
      <text:list xml:id="list1211606759930256762" text:style-name="WWNum5">
        <text:list-item>
          <text:p text:style-name="P14"><text:span text:style-name="T5">Nazwa wzorca</text:span><text:span text:style-name="T1"> – powinna odzwierciedlać istotę wzorca.</text:span></text:p>
        </text:list-item>
        <text:list-item>
          <text:p text:style-name="P14"><text:span text:style-name="T5">Opis problemu</text:span><text:span text:style-name="T1"> – przedstawia nam w jakich sytuacjach należy zastosować wzorzec i wszystkie kryteria dodatkowe jakie muszą być spełnione.</text:span></text:p>
        </text:list-item>
        <text:list-item>
          <text:p text:style-name="P14"><text:span text:style-name="T5">Rozwiązania – </text:span><text:span text:style-name="T1">opisuje rozwiązanie danego problemu projektowe jak i jego elementy, tj. ich relacje i przeznaczenie.</text:span></text:p>
        </text:list-item>
        <text:list-item>
          <text:p text:style-name="P14"><text:span text:style-name="T5">Konsekwencje – </text:span><text:span text:style-name="T1">czyli wady i zalety zastosowania wzorca.</text:span></text:p>
        </text:list-item>
      </text:list>
      <text:h text:style-name="P8" text:outline-level="1">X.2. Klasyfikacja wzorców projektowych</text:h>
      <text:p text:style-name="P5"><text:span text:style-name="T8">Wzorce dzielmy według dwóch różnych kryteriów. Podział taki został zaproponowany przez autorów książki „</text:span><text:span text:style-name="T2">Inżynieria oprogramowania: Wzorce projektowe”.</text:span></text:p>
      <text:p text:style-name="P7">Pierwszym z nich dzielimy wzorce ze względu na ich naturę. Tworzy nam to trzy różne kategorie do jakich możemy je przypisać:</text:p>
      <text:list xml:id="list8257523485499751196" text:style-name="WWNum6">
        <text:list-item>
          <text:p text:style-name="P15"><text:span text:style-name="T6">Kreacyjne (konstrukcyjne)</text:span><text:span text:style-name="T8"> – </text:span><text:span text:style-name="T2">odpowiadają za process inicjalizacji oraz konfiguracji nowych obiektów klas oraz innych typów danych.</text:span></text:p>
        </text:list-item>
        <text:list-item>
          <text:p text:style-name="P15"><text:span text:style-name="T6">Strukturalne </text:span><text:span text:style-name="T8">– opisują powiązania obiektów i klas w większe struktury.</text:span></text:p>
        </text:list-item>
        <text:list-item>
          <text:p text:style-name="P15"><text:span text:style-name="T6">Czynnościowe (behawioralne) </text:span><text:span text:style-name="T8">– charakteryzują sposób komunikacji między obiektami i określaja zasady ich interakcji.</text:span></text:p>
        </text:list-item>
      </text:list>
      <text:p text:style-name="P3"/>
      <text:p text:style-name="P10">Innym modelem klasyfikacji wzorców jest ich podział według ich zakresów:</text:p>
      <text:list xml:id="list6051173533610029446" text:style-name="WWNum7">
        <text:list-item>
          <text:p text:style-name="P16"><text:span text:style-name="T6">Obiektowe – </text:span><text:span text:style-name="T8">odpowiadają za dynamiczne relacje pomiędzy obiektami.</text:span></text:p>
        </text:list-item>
        <text:list-item>
          <text:p text:style-name="P16"><text:span text:style-name="T6">Klasowe – </text:span><text:span text:style-name="T8">odpowiadają za statyczne relacje pomiędzy klasami.</text:span></text:p>
        </text:list-item>
      </text:list>
      <text:p text:style-name="P4"/>
      <text:p text:style-name="P10">Uwzględniając powyższe kryteria, najpopularniejsze wzorce projektowe można podzielić następująco:</text:p>
      <text:list xml:id="list4088966249143938025" text:style-name="WWNum8">
        <text:list-item>
          <text:p text:style-name="P18">Wzorce Kreacyjne (konstrukcyjne)</text:p>
          <text:list>
            <text:list-item>
              <text:p text:style-name="P17"><text:span text:style-name="T6">Budowniczy</text:span><text:span text:style-name="T8"> – rozdziela sposób tworzenia obiektów od ich reprezentacji.</text:span></text:p>
            </text:list-item>
            <text:list-item>
              <text:p text:style-name="P17"><text:span text:style-name="T6">Fabryka abstrakcyjna</text:span><text:span text:style-name="T8"> – Udostępnia interfejs tworzenia instancji tego samego typu bez specyfikowania ich konkretnych klas.</text:span></text:p>
            </text:list-item>
            <text:list-item>
              <text:p text:style-name="P17"><text:span text:style-name="T6">Metoda wytwórcza</text:span><text:span text:style-name="T8"> – Określa interfejs do tworzenia obiektów, przy czym umożliwia podklasom wyznaczenie klasy danego obiektu.</text:span></text:p>
            </text:list-item>
            <text:list-item>
              <text:p text:style-name="P17"><text:span text:style-name="T6">Prototyp</text:span><text:span text:style-name="T8"> – Określa na podstawie prototypowego egzemplarza rodzaje tworzonych obiektów i generuje nowe obiekty przez kopiowanie tego prototypu.</text:span></text:p>
            </text:list-item>
            <text:list-item>
              <text:p text:style-name="P17"><text:span text:style-name="T6">Singleton</text:span><text:span text:style-name="T8"> – Gwarantuje, że klasa będzie miała jeden egzemplarz i zapewnia globalny dostęp do niego.</text:span></text:p>
            </text:list-item>
          </text:list>
        </text:list-item>
        <text:list-item>
          <text:p text:style-name="P18">Wzorce Strukturalne</text:p>
          <text:list>
            <text:list-item>
              <text:p text:style-name="P17"><text:span text:style-name="T6">Adapter</text:span><text:span text:style-name="T8"> – Przekształca interfejs klasy na inny, oczekiwany przez klienta.</text:span></text:p>
            </text:list-item>
            <text:list-item>
              <text:p text:style-name="P17"><text:span text:style-name="T6">Dekorator</text:span><text:span text:style-name="T8"> – Dynamicznie dołącza dodatkowe obowiązki do obiektu.</text:span></text:p>
            </text:list-item>
            <text:list-item>
              <text:p text:style-name="P17"><text:span text:style-name="T6">Fasada</text:span><text:span text:style-name="T8"> – Udostępnia jednolity interfejs dla zbioru interfejsów z podsystemu.</text:span></text:p>
            </text:list-item>
            <text:list-item>
              <text:p text:style-name="P17"><text:span text:style-name="T6">Kompozyt</text:span><text:span text:style-name="T8"> – Składa obiekty w struktury drzewiaste odzwierciedlające hierarchię typu część-całość.</text:span></text:p>
            </text:list-item>
            <text:list-item>
              <text:p text:style-name="P17"><text:span text:style-name="T6">Most</text:span><text:span text:style-name="T8"> – Oddziela abstrakcję od jej implementacji, dzięki czemu można modyfikować te dwa elementy niezależnie od siebie.</text:span></text:p>
            </text:list-item>
            <text:list-item>
              <text:p text:style-name="P17"><text:span text:style-name="T6">Pełnomocnik</text:span><text:span text:style-name="T8"> – Udostępnia zastępnik lub reprezentanta innego obiektu w celu kontrolowania dostępu do niego.</text:span></text:p>
            </text:list-item>
            <text:list-item>
              <text:p text:style-name="P17"><text:span text:style-name="T6">Pyłek</text:span><text:span text:style-name="T8"> – Wykorzystuje współdzielenie do wydajnej obsługi dużej liczby małych obiektów.</text:span></text:p>
            </text:list-item>
          </text:list>
        </text:list-item>
        <text:list-item>
          <text:p text:style-name="P18">Wzorce Czynnościowe (behawioralne)</text:p>
          <text:list>
            <text:list-item>
              <text:p text:style-name="P17"><text:span text:style-name="T6">Interpreter</text:span><text:span text:style-name="T8"> – Określa reprezentację gramatyki języka oraz interpreter, który wykorzystuje tę reprezentację do interpretowania zdań z danego języka.</text:span></text:p>
            </text:list-item>
            <text:list-item>
              <text:p text:style-name="P17"><text:soft-page-break/><text:span text:style-name="T6">Iterator</text:span><text:span text:style-name="T8"> – Zapewnia sekwencyjny dostęp do elementów obiektu złożonego bez ujawniania jego wewnętrznej reprezentacji.</text:span></text:p>
            </text:list-item>
            <text:list-item>
              <text:p text:style-name="P17"><text:span text:style-name="T6">Łańcuch zobowiązań</text:span><text:span text:style-name="T8"> – Łączy w łańcuch obiekty odbiorcze i przekazuje między nimi żądanie do momentu obsłużenia go.</text:span></text:p>
            </text:list-item>
            <text:list-item>
              <text:p text:style-name="P17"><text:span text:style-name="T6">Mediator </text:span><text:span text:style-name="T8">– Określa obiekt kapsułkujący informacje o interakcji między obiektami z danego zbioru.</text:span></text:p>
            </text:list-item>
            <text:list-item>
              <text:p text:style-name="P17"><text:span text:style-name="T6">Metoda szablonowa</text:span><text:span text:style-name="T8"> – Określa szkielet algorytmu i pozostawia doprecyzowanie niektórych jego kroków podklasom.</text:span></text:p>
            </text:list-item>
            <text:list-item>
              <text:p text:style-name="P17"><text:span text:style-name="T6">Obserwator</text:span><text:span text:style-name="T8"> – Opisuje zależność „ jeden do wielu” między obiektami. Stosowany jest do powiadamiania zainteresowanych obiektów o zmianie stanu innego powiązanego z nimi obiektu.</text:span></text:p>
            </text:list-item>
            <text:list-item>
              <text:p text:style-name="P17"><text:span text:style-name="T6">Odwiedzający</text:span><text:span text:style-name="T8"> – Reprezentuje operację wykonywaną na elementach struktury obiektowej. Wzorzec ten umożliwia zdefiniowanie nowej operacji bez zmieniania klas elementów, na których działa.</text:span></text:p>
            </text:list-item>
            <text:list-item>
              <text:p text:style-name="P17"><text:span text:style-name="T6">Pamiątka</text:span><text:span text:style-name="T8"> – Bez naruszania kapsułkowania rejestruje i zapisuje w zewnętrznej jednostce wewnętrzny stan obiektu, co umożliwia póź- niejsze przywrócenie obiektu według zapamiętanego stanu.</text:span></text:p>
            </text:list-item>
            <text:list-item>
              <text:p text:style-name="P17"><text:span text:style-name="T6">Polecenie</text:span><text:span text:style-name="T8"> – Kapsułkuje żądanie w formie obiektu, dzięki czemu mogą być one parametryzowane w zależności od rodzaju odbiorcy.</text:span></text:p>
            </text:list-item>
            <text:list-item>
              <text:p text:style-name="P17"><text:span text:style-name="T6">Stan</text:span><text:span text:style-name="T8"> – Umożliwia obiektowi modyfikacje zachowania w wyniku zmiany wewnętrznego stanu.</text:span></text:p>
            </text:list-item>
            <text:list-item>
              <text:p text:style-name="P17"><text:span text:style-name="T6">Strategia</text:span><text:span text:style-name="T8"> – Określa rodzinę wymiennych algorytmów i kapsułkuje je w postaci klas.</text:span></text:p>
            </text:list-item>
          </text:list>
        </text:list-item>
      </text:list>
      <text:p text:style-name="Standard"/>
      <text:h text:style-name="P8" text:outline-level="1">X.3. Omówienie poszczególnych wzorców</text:h>
      <text:p text:style-name="Standard"><text:tab/>Ten podrozdział został w całości poświęcony omówieniu wybranych przeze mnie wzorców. Kod przedstawiony w przykładach implementacji został napisany w języku PHP.</text:p>
      <text:p text:style-name="Standard"/>
      <text:h text:style-name="Heading_20_2" text:outline-level="2">Wzorzec Singleton (wzorzec konstrukcyjny)</text:h>
      <text:p text:style-name="Standard"><text:tab/>Jako pierwszy opiszę jeden z popularniejszych wzorców a tym samym jeden z najpopularniejszych. Jest nim wzorzec kreacyjny, którego celem jest ograniczenie możliwości tworzenia obiektów danej klasy do jednej instancji oraz zapewnienie globalnego dostępu do stworzonego obiektu. Niekiedy wzorzec uogólnia się do przypadku wprowadzenia pewnej maksymalnej liczby obiektów, jakie mogą istnieć w systemie. Niektórzy programiści uznają go za antywzorzec, ponieważ łamie zasady projektowania obiektowego, często bywa nadużywany lub sprowadza się do stworzenia obiektowego zamiennika dla zmiennej globalnej.</text:p>
      <text:p text:style-name="Standard"/>
      <text:h text:style-name="P11" text:outline-level="2">Przykład zastosowania</text:h>
      <text:p text:style-name="Standard">Rozważmy aplikację prowadzącą dla celów diagnostycznych dziennik zdarzeń. Poszczególne komponenty dodają wpis do dziennika, przekazując mu jego treść, natomiast dziennik określa, gdzie faktycznie zostanie on zapisany.</text:p>
      <text:p text:style-name="Standard"/>
      <text:p text:style-name="Standard">Każdy komponent może uzyskać w dowolnym momencie dostęp do dziennika, zatem musi on być dostępny globalnie.</text:p>
      <text:p text:style-name="Standard">To dziennik decyduje o tym, gdzie wpis zostanie faktycznie zapisany. Komponent musi jedynie przekazać jego treść. Oznacza to istnienie pojedynczej instancji dziennika.</text:p>
      <text:p text:style-name="Standard">Z dziennika mogą również korzystać komponenty wielokrotnego użytku, zatem nie powinny one być zależne od mechanizmów udostępniania zasobów specyficznych dla danej aplikacji.</text:p>
      <text:p text:style-name="Standard">Możemy to zapewnić, implementując w dzienniku wzorzec singleton tak, aby mógł on we własnym zakresie zarządzać dostępem do siebie samego</text:p>
      <text:p text:style-name="Standard"/>
      <text:p text:style-name="Standard"><text:span text:style-name="T9">Struktura wzorca</text:span></text:p>
      <text:p text:style-name="Standard">Singleton implementuje się przez stworzenie klasy, która posiada statyczną metodę, która najpierw sprawdza, czy istnieje już instancja tej klasy, w razie potrzeby tworząc ją. Następnie instancja zwracana jest przez referencję. Instancję przechowuje się w prywatnym lub chronionym, statycznym polu, do którego dostęp ma tylko opisana wyżej metoda, która jest jedyną drogą pozyskania instancji obiektu singletonu – aby uniemożliwić tworzenie dodatkowych instancji, konstruktor klasy deklaruje się jako prywatny lub chroniony.</text:p>
      <text:p text:style-name="Standard"/>
      <text:p text:style-name="Standard">Cały proces jest niewidoczny dla użytkownika. Nie musi on wiedzieć, czy instancja już istnieje czy dopiero jest tworzona. Jeśli żaden komponent nie będzie wykorzystywać klasy, system nie przydzieli jej zasobów.</text:p>
      <text:p text:style-name="Standard"/>
      <text:p text:style-name="Standard">Zalety:</text:p>
      <text:p text:style-name="Standard"/>
      <text:list xml:id="list7254839374917949237" text:style-name="L1">
        <text:list-item>
          <text:p text:style-name="P19">singleton nie musi ograniczać się do obsługi pojedynczej instancji klasy – przy niewielkiej zmianie podejścia można za jego pomocą zarządzać także większą liczbą obiektów,</text:p>
        </text:list-item>
        <text:list-item>
          <text:p text:style-name="P19">klasa zaimplementowana z użyciem wzorca singleton może samodzielnie kontrolować liczbę swoich instancji istniejących w systemie,</text:p>
        </text:list-item>
        <text:list-item>
          <text:p text:style-name="P19"><text:soft-page-break/>proces pobierania instancji klasy jest niewidoczny dla użytkownika. Nie musi on wiedzieć, czy w chwili wywołania metody instancja istnieje czy dopiero jest tworzona,</text:p>
        </text:list-item>
        <text:list-item>
          <text:p text:style-name="P19">tworzenie nowej instancji ma charakter leniwy, tj. zachodzi dopiero przy pierwszej próbie użycia. Jeśli żaden komponent nie zdecyduje się korzystać z klasy, jej instancji nie będą niepotrzebnie przydzielone zasoby.</text:p>
        </text:list-item>
      </text:list>
      <text:p text:style-name="Standard">Wady:</text:p>
      <text:p text:style-name="Standard"/>
      <text:list xml:id="list2247601411483080442" text:style-name="L2">
        <text:list-item>
          <text:p text:style-name="P20">brak elastyczności, bo już na poziomie kodu jest na sztywno określona liczba instancji, jakie mogą istnieć w systemie</text:p>
        </text:list-item>
        <text:list-item>
          <text:p text:style-name="P20">poważnie utrudnia testowanie aplikacji przez wprowadzenie do niej globalnego stanu</text:p>
        </text:list-item>
        <text:list-item>
          <text:p text:style-name="P20">łamie zasadę jednej odpowiedzialności</text:p>
        </text:list-item>
        <text:list-item>
          <text:p text:style-name="P20">łamie zasadę otwarte-zamknięte</text:p>
        </text:list-item>
        <text:list-item>
          <text:p text:style-name="P20">nie można go rozszerzyć</text:p>
          <text:p text:style-name="P20"/>
        </text:list-item>
      </text:list>
      <text:p text:style-name="Standard">Singleton musi być ostrożnie stosowany w systemach wielowątkowych. Zażądanie instancji klasy przez dwa wątki równocześnie może doprowadzić do utworzenia dwóch niezależnych instancji, dlatego metoda dostępowa powinna być wtedy zaimplementowana z wykorzystaniem wzajemnego wykluczania.</text:p>
      <text:p text:style-name="Standard"/>
      <text:h text:style-name="Heading_20_2" text:outline-level="2">Wzorzec Dekorator (wzorzec strukturalny)</text:h>
      <text:p text:style-name="Text_20_body"/>
      <text:p text:style-name="Text_20_body"><text:span text:style-name="T7">Dekorator</text:span> – wzorzec projektowy należący do grupy wzorców strukturalnych. Pozwala na dodanie nowej funkcji do istniejących klas dynamicznie podczas działania programu.</text:p>
      <text:p text:style-name="Text_20_body"/>
      <text:p text:style-name="Text_20_body">Wzorzec dekoratora polega na opakowaniu oryginalnej klasy w nową klasę "dekorującą". Zwykle przekazuje się oryginalny obiekt jako parametr konstruktora dekoratora, metody dekoratora wywołują metody oryginalnego obiektu i dodatkowo implementują nową funkcję.</text:p>
      <text:p text:style-name="Text_20_body"/>
      <text:p text:style-name="Text_20_body">Dekoratory są alternatywą dla dziedziczenia. Dziedziczenie rozszerza zachowanie klasy w trakcie kompilacji, w przeciwieństwie do dekoratorów, które rozszerzają klasy w czasie działania programu.</text:p>
      <text:p text:style-name="Text_20_body"/>
      <text:p text:style-name="Text_20_body">Ponieważ w większości obiektowych języków programowania nie można tworzyć nowych klas podczas działania programu i zwykle nie można przewidzieć z góry wszystkich kombinacji rozszerzeń klas, konieczne by było stworzenie nowej klasy dla każdej kombinacji. Dekoratory są obiektami tworzonymi w czasie działania programu i mogą być łączone w różne kombinacje bezpośrednio przy użyciu. Przykładem wzorca dekoratora jest implementacja strumieni I/O w Javie.</text:p>
      <text:p text:style-name="Text_20_body"/>
      <text:p text:style-name="P12">Cel</text:p>
      <text:p text:style-name="Text_20_body"/>
      <text:p text:style-name="Text_20_body">Rozważmy okno w graficznym interfejsie użytkownika. By pozwolić na przewijanie jego zawartości, należy dodać do niego poziome lub pionowe paski przewijania. Okna są reprezentowane przez instancje klasy Okno i klasa ta nie powinna posiadać żadnych metod dodających paski przewijania. Można utworzyć podklasę PrzewijaneOkno, która udostępniałaby te metody lub stworzyć OknoDekoratorPrzewijane, który jedynie dodawałby tę funkcjonalność do istniejących obiektów Okno. W tym miejscu działałyby oba rozwiązania.</text:p>
      <text:p text:style-name="Text_20_body"/>
      <text:p text:style-name="Text_20_body"><text:soft-page-break/>Teraz załóżmy, że potrzeba dodać ramki dookoła okien. I w tym przypadku klasa Okno nie ma takiej funkcjonalności. Pojawia się problem z podklasą OknoPrzewijane, bo aby dodać ramki do wszystkich okien potrzeba stworzyć podklasy OknoZRamką i OknoPrzewijaneZRamką. Problem staje się jeszcze większy z każdą kolejną opcją. W przypadku dekoratorów wystarczy stworzyć jedną klasę OknoDekoratorRamka - podczas działania programu można dynamicznie dekorować istniejące okna z OknoDekoratorPrzewijane lub OknoDekoratorRamka lub oboma.</text:p>
      <text:p text:style-name="Text_20_body"/>
      <text:h text:style-name="Heading_20_2" text:outline-level="2">Wzorzec Kompozyt (wzorzec strukturalny)</text:h>
      <text:p text:style-name="Text_20_body"/>
      <text:p text:style-name="Text_20_body"><text:span text:style-name="T7">Kompozyt</text:span> – strukturalny wzorzec projektowy, którego celem jest składanie obiektów w taki sposób, aby klient widział wiele z nich jako pojedynczy obiekt.</text:p>
      <text:p text:style-name="Text_20_body"/>
      <text:p text:style-name="P12">Przykładowe zastosowanie</text:p>
      <text:p text:style-name="P12"/>
      <text:p text:style-name="P13">Wzorzec ten stosuje się, gdy wygodniej jest korzystać z pewnych operacji dla danego obiektu w ten sam sposób jak dla grupy obiektów, np. rysując na ekranie prymitywy lub obiekty złożone z prymitywów; zmieniając rozmiar zarówno pojedynczych prymitywów jak i obiektów złożonych z prymitywów (z zachowaniem proporcji).</text:p>
      <text:p text:style-name="P13"/>
      <text:p text:style-name="P12">Struktura wzorca</text:p>
      <text:p text:style-name="Text_20_body"/>
      <text:p text:style-name="Text_20_body">Wzorzec wyróżnia następujące elementy:</text:p>
      <text:p text:style-name="Text_20_body"/>
      <text:p text:style-name="Text_20_body"><text:span text:style-name="T7">Component</text:span> - klasa abstrakcyjna reprezentująca pojedyncze obiekty Leaf, jak i kontenery tych obiektów.</text:p>
      <text:p text:style-name="Text_20_body"><text:span text:style-name="T7">Leaf</text:span> - typ prosty - nie posiada potomków.</text:p>
      <text:p text:style-name="Text_20_body"><text:span text:style-name="T7">Composite</text:span> - przechowuje obiekty proste (Leaf), implementuje zachowanie elementów które zawiera.</text:p>
      <text:p text:style-name="Text_20_body"/>
      <text:p text:style-name="Text_20_body">Composite jak i Leaf dziedziczy po tym samym interfejsie co pozwala na dostęp do obiektów prostych w ten sam sposób jak do grupy tych obiektów. Użytkownik może przeprowadzać operacje na pojedynczym obiekcie, jak i na grupie obiektów reprezentowanych tym wzorcem.</text:p>
      <text:p text:style-name="Text_20_body"/>
      <text:h text:style-name="Heading_20_2" text:outline-level="2">Wzorzec Interpreter (wzorzec czynnościowy, behawioralny)</text:h>
      <text:p text:style-name="Text_20_body"/>
      <text:p text:style-name="Text_20_body"><text:span text:style-name="T7">Interpreter</text:span> – czynnościowy wzorzec projektowy, którego celem jest zdefiniowanie opisu gramatyki pewnego języka interpretowalnego a także stworzenie dla niej interpretera, dzięki któremu będzie możliwe rozwiązanie opisanego problemu.</text:p>
      <text:p text:style-name="Text_20_body"/>
      <text:p text:style-name="P12">Zastosowanie</text:p>
      <text:p text:style-name="Text_20_body"/>
      <text:p text:style-name="Text_20_body">Omawiany wzorzec projektowy można wykorzystać w sytuacjach, gdy zadania, zapisane w pewnym interpretowalnym języku, mogą być reprezentowane jako drzewa składniowe oraz istnieje prosta gramatyka opisująca ten język. Do przykładowych zastosowań tego wzorca należy interpretacja rzymskiego systemu liczbowego, interpretacja wyrażeń zapisanych w odwrotnej notacji polskiej oraz sprawdzanie poprawności pewnych reguł. Stosowany jest także w kompilatorach (np. kompilatorze języka Smalltal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monospace" svg:font-family="monospace, Courier"/>
    <style:font-face style:name="sans-serif" svg:font-family="sans-serif"/>
    <style:font-face style:name="Courier New" svg:font-family="'Courier New'" style:font-family-generic="modern" style:font-pitch="fixed"/>
    <style:font-face style:name="Courier New1" svg:font-family="'Courier New'" style:font-adornments="Normalny" style:font-family-generic="modern" style:font-pitch="fixed"/>
    <style:font-face style:name="NSimSun" svg:font-family="NSimSun" style:font-family-generic="modern" style:font-pitch="fixed"/>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style>
    <style:style style:name="Header" style:family="paragraph" style:parent-style-name="Standard" style:next-style-name="Text_20_body" style:default-outline-level="" style:class="extra">
      <style:paragraph-properties fo:margin-top="0.423cm" fo:margin-bottom="0cm" fo:line-height="100%" fo:keep-with-next="always">
        <style:tab-stops>
          <style:tab-stop style:position="8.001cm" style:type="center"/>
          <style:tab-stop style:position="16.002cm" style:type="right"/>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Standard" style:next-style-name="Text_20_body" style:default-outline-level="1" style:list-style-name="" style:class="text">
      <style:paragraph-properties fo:margin-top="0.564cm" fo:margin-bottom="0cm" fo:line-height="100%"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141cm" fo:margin-bottom="0cm" fo:line-height="100%" fo:keep-together="always" fo:keep-with-next="always"/>
      <style:text-properties fo:color="#404040" style:font-name="Calibri Light"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071cm" fo:margin-bottom="0cm" fo:line-height="100%" fo:keep-together="always" fo:keep-with-next="always"/>
      <style:text-properties fo:color="#44546a" style:font-name="Calibri Light" style:font-size-complex="12pt"/>
    </style:style>
    <style:style style:name="Heading_20_4" style:display-name="Heading 4" style:family="paragraph" style:parent-style-name="Standard" style:next-style-name="Text_20_body" style:default-outline-level="4" style:class="text">
      <style:paragraph-properties fo:margin-top="0.071cm" fo:margin-bottom="0cm" fo:keep-together="always" fo:keep-with-next="always"/>
      <style:text-properties style:font-name="Calibri Light" fo:font-size="11pt" style:font-size-asian="11pt" style:font-size-complex="11pt"/>
    </style:style>
    <style:style style:name="Heading_20_5" style:display-name="Heading 5" style:family="paragraph" style:parent-style-name="Standard" style:next-style-name="Text_20_body" style:default-outline-level="5" style:class="text">
      <style:paragraph-properties fo:margin-top="0.071cm" fo:margin-bottom="0cm" fo:keep-together="always" fo:keep-with-next="always"/>
      <style:text-properties fo:color="#44546a" style:font-name="Calibri Light" fo:font-size="11pt" style:font-size-asian="11pt" style:font-size-complex="11pt"/>
    </style:style>
    <style:style style:name="Heading_20_6" style:display-name="Heading 6" style:family="paragraph" style:parent-style-name="Standard" style:next-style-name="Text_20_body" style:default-outline-level="6" style:class="text">
      <style:paragraph-properties fo:margin-top="0.071cm" fo:margin-bottom="0cm" fo:keep-together="always" fo:keep-with-next="always"/>
      <style:text-properties fo:color="#44546a" style:font-name="Calibri Light" fo:font-size="10.5pt" fo:font-style="italic" style:font-size-asian="10.5pt" style:font-style-asian="italic" style:font-size-complex="10.5pt" style:font-style-complex="italic"/>
    </style:style>
    <style:style style:name="Heading_20_7" style:display-name="Heading 7" style:family="paragraph" style:parent-style-name="Standard" style:next-style-name="Text_20_body" style:default-outline-level="7" style:class="text">
      <style:paragraph-properties fo:margin-top="0.071cm" fo:margin-bottom="0cm" fo:keep-together="always" fo:keep-with-next="always"/>
      <style:text-properties fo:color="#1f4e79" style:font-name="Calibri Light" fo:font-size="10.5pt" fo:font-style="italic" style:font-size-asian="10.5pt" style:font-style-asian="italic" style:font-size-complex="10.5pt" style:font-style-complex="italic"/>
    </style:style>
    <style:style style:name="Heading_20_8" style:display-name="Heading 8" style:family="paragraph" style:parent-style-name="Standard" style:next-style-name="Text_20_body" style:default-outline-level="8" style:class="text">
      <style:paragraph-properties fo:margin-top="0.071cm" fo:margin-bottom="0cm" fo:keep-together="always" fo:keep-with-next="always"/>
      <style:text-properties fo:color="#44546a" style:font-name="Calibri Light" fo:font-weight="bold" style:font-weight-asian="bold" style:font-weight-complex="bold"/>
    </style:style>
    <style:style style:name="Heading_20_9" style:display-name="Heading 9" style:family="paragraph" style:parent-style-name="Standard" style:next-style-name="Text_20_body" style:default-outline-level="9" style:class="text">
      <style:paragraph-properties fo:margin-top="0.071cm" fo:margin-bottom="0cm" fo:keep-together="always" fo:keep-with-next="always"/>
      <style:text-properties fo:color="#44546a" style:font-name="Calibri Light"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_20_body_20_indent" style:display-name="Text body indent" style:family="paragraph" style:parent-style-name="Standard" style:default-outline-level="" style:class="text">
      <style:paragraph-properties fo:margin-left="0.499cm" fo:margin-right="0cm" fo:text-indent="0cm" style:auto-text-indent="false"/>
    </style:style>
    <style:style style:name="Body_20_Text_20_Indent" style:display-name="Body Text Indent" style:family="paragraph" style:parent-style-name="Text_20_body" style:default-outline-level="">
      <style:paragraph-properties fo:margin-left="0cm" fo:margin-right="0cm" fo:margin-top="0cm" fo:margin-bottom="0.282cm" fo:text-indent="0.635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Segoe UI" fo:font-size="9pt" style:font-size-asian="9pt" style:font-name-complex="Segoe UI1" style:font-size-complex="9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fo:color="#5b9bd5" style:font-name="Calibri Light" fo:font-size="28pt" fo:letter-spacing="-0.018cm" fo:font-weight="bold" style:font-size-asian="28pt" style:font-weight-asian="bold" style:font-size-complex="28pt" style:font-weight-complex="bold"/>
    </style:style>
    <style:style style:name="Subtitle" style:family="paragraph" style:parent-style-name="Standard" style:next-style-name="Text_20_body" style:default-outline-level="" style:class="chapter">
      <style:paragraph-properties fo:line-height="100%" fo:text-align="center" style:justify-single-word="false"/>
      <style:text-properties style:font-name="Calibri Light" fo:font-size="14pt" fo:font-style="italic" style:font-size-asian="14pt" style:font-style-asian="italic" style:font-size-complex="12pt" style:font-style-complex="italic"/>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default-outline-level="">
      <style:paragraph-properties fo:line-height="100%"/>
      <style:text-properties fo:font-variant="small-caps" fo:color="#595959" fo:letter-spacing="0.011cm" fo:font-weight="bold" style:font-weight-asian="bold"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paragraph-properties fo:margin-left="1.27cm" fo:margin-right="1.27cm" fo:margin-top="0.282cm" fo:margin-bottom="0cm"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default-outline-level="">
      <style:paragraph-properties fo:margin-left="2.159cm" fo:margin-right="2.159cm" fo:margin-top="0.049cm" fo:margin-bottom="0cm" fo:line-height="125%" fo:text-indent="0cm" style:auto-text-indent="false" fo:padding-left="0.423cm" fo:padding-right="0cm" fo:padding-top="0cm" fo:padding-bottom="0cm" fo:border-left="0.079cm solid #5b9bd5" fo:border-right="none" fo:border-top="none" fo:border-bottom="none"/>
      <style:text-properties fo:color="#5b9bd5" style:font-name="Calibri Light" fo:font-size="14pt" style:font-size-asian="14pt" style:font-size-complex="14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404040" style:font-name="Calibri Light" fo:font-size="14pt" style:font-size-asian="14pt" style:font-size-complex="14pt"/>
    </style:style>
    <style:style style:name="Heading_20_3_20_Char" style:display-name="Heading 3 Char" style:family="text" style:parent-style-name="Default_20_Paragraph_20_Font">
      <style:text-properties fo:color="#44546a" style:font-name="Calibri Light" fo:font-size="12pt" style:font-size-asian="12pt" style:font-size-complex="12pt"/>
    </style:style>
    <style:style style:name="Body_20_Text_20_Indent_20_Char" style:display-name="Body Text Indent Char" style:family="text" style:parent-style-name="Default_20_Paragraph_20_Font"/>
    <style:style style:name="Body_20_Text_20_Char" style:display-name="Body Text Char" style:family="text" style:parent-style-name="Default_20_Paragraph_20_Font"/>
    <style:style style:name="Body_20_Text_20_First_20_Indent_20_Char" style:display-name="Body Text First Indent Char" style:family="text" style:parent-style-name="Body_20_Text_20_Char"/>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Title_20_Char" style:display-name="Title Char" style:family="text" style:parent-style-name="Default_20_Paragraph_20_Font">
      <style:text-properties fo:color="#5b9bd5" style:font-name="Calibri Light" fo:font-size="28pt" fo:letter-spacing="-0.018cm" style:font-size-asian="28pt" style:font-size-complex="28pt"/>
    </style:style>
    <style:style style:name="Heading_20_4_20_Char" style:display-name="Heading 4 Char" style:family="text" style:parent-style-name="Default_20_Paragraph_20_Font">
      <style:text-properties style:font-name="Calibri Light" fo:font-size="11pt" style:font-size-asian="11pt" style:font-size-complex="11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fo:color="#44546a" style:font-name="Calibri Light" fo:font-size="11pt" style:font-size-asian="11pt" style:font-size-complex="11pt"/>
    </style:style>
    <style:style style:name="Heading_20_6_20_Char" style:display-name="Heading 6 Char" style:family="text" style:parent-style-name="Default_20_Paragraph_20_Font">
      <style:text-properties fo:color="#44546a" style:font-name="Calibri Light" fo:font-size="10.5pt" fo:font-style="italic" style:font-size-asian="10.5pt" style:font-style-asian="italic" style:font-size-complex="10.5pt" style:font-style-complex="italic"/>
    </style:style>
    <style:style style:name="Heading_20_7_20_Char" style:display-name="Heading 7 Char" style:family="text" style:parent-style-name="Default_20_Paragraph_20_Font">
      <style:text-properties fo:color="#1f4e79" style:font-name="Calibri Light" fo:font-size="10.5pt" fo:font-style="italic" style:font-size-asian="10.5pt" style:font-style-asian="italic" style:font-size-complex="10.5pt" style:font-style-complex="italic"/>
    </style:style>
    <style:style style:name="Heading_20_8_20_Char" style:display-name="Heading 8 Char" style:family="text" style:parent-style-name="Default_20_Paragraph_20_Font">
      <style:text-properties fo:color="#44546a" style:font-name="Calibri Light" fo:font-weight="bold" style:font-weight-asian="bold" style:font-weight-complex="bold"/>
    </style:style>
    <style:style style:name="Heading_20_9_20_Char" style:display-name="Heading 9 Char" style:family="text" style:parent-style-name="Default_20_Paragraph_20_Font">
      <style:text-properties fo:color="#44546a" style:font-name="Calibri Light" fo:font-style="italic" fo:font-weight="bold" style:font-style-asian="italic" style:font-weight-asian="bold" style:font-style-complex="italic" style:font-weight-complex="bold"/>
    </style:style>
    <style:style style:name="Subtitle_20_Char" style:display-name="Subtitle Char" style:family="text" style:parent-style-name="Default_20_Paragraph_20_Font">
      <style:text-properties style:font-name="Calibri Light" fo:font-size="12pt" style:font-size-asian="12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size="14pt" style:font-size-asian="14pt"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trzak, M.</meta:initial-creator>
    <dc:creator>Piotr Walczak</dc:creator>
    <meta:editing-cycles>135</meta:editing-cycles>
    <meta:creation-date>2015-08-28T19:35:00</meta:creation-date>
    <dc:date>2015-09-06T14:31:57.59</dc:date>
    <meta:editing-duration>PT25M54S</meta:editing-duration>
    <meta:generator>OpenOffice/4.1.1$Win32 OpenOffice.org_project/411m6$Build-9775</meta:generator>
    <meta:document-statistic meta:table-count="0" meta:image-count="0" meta:object-count="0" meta:page-count="6" meta:paragraph-count="99" meta:word-count="1831" meta:character-count="13715"/>
    <meta:user-defined meta:name="AppVersion">15.0000</meta:user-defined>
    <meta:user-defined meta:name="Company">Accentu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